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120.9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kurrente neuronale netz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rlesu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undlage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terschiede zu normalen Neuronalen Netz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rwendungszweck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kurrente Neuronen</text:p>
          </table:table-cell>
          <table:table-cell office:value-type="string" calcext:value-type="string">
            <text:p>Netze entlang der Zeitachse aufroll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nerer Zustand / Gedächtnis der Zelle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ruktur von RNNs</text:p>
          </table:table-cell>
          <table:table-cell office:value-type="string" calcext:value-type="string">
            <text:p>Ein – Ausgabesequenz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ne-Hot enco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ep RN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0 min</text:p>
          </table:table-cell>
          <table:table-cell/>
          <table:table-cell office:value-type="string" calcext:value-type="string">
            <text:p>Bidirektionale RN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raining von RNNs</text:p>
          </table:table-cell>
          <table:table-cell office:value-type="string" calcext:value-type="string">
            <text:p>Backpropagation trough 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uncated backpropagation through 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yer normaliz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ropou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obleme (Schwindende / Explodierende Gradienten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STM / GRU</text:p>
          </table:table-cell>
          <table:table-cell office:value-type="string" calcext:value-type="string">
            <text:p>Aufba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0 min</text:p>
          </table:table-cell>
          <table:table-cell/>
          <table:table-cell office:value-type="string" calcext:value-type="string">
            <text:p>Vorteil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eispiele</text:p>
          </table:table-cell>
          <table:table-cell office:value-type="string" calcext:value-type="string">
            <text:p>Normale RNNs (kein LSTM) als Negativbeispi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Natürliche Sprachverarbeit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reative Text-Erstell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ombinationen von Neuronalen Netzen / CNNs mit RN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5 min</text:p>
          </table:table-cell>
          <table:table-cell/>
          <table:table-cell office:value-type="string" calcext:value-type="string">
            <text:p>(Vorführungen von Trainierten Netzen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Ü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ddition mit RNNs</text:p>
          </table:table-cell>
          <table:table-cell office:value-type="string" calcext:value-type="string">
            <text:p>Generieren der Datensätz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(One Hot Encoding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ufbau des Netzes (mit Keras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sten von Parameter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aining..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ansfer-Learning (subtraktion statt addition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ßbender, Tobias</meta:initial-creator>
    <meta:creation-date>2019-05-15T15:06:56</meta:creation-date>
    <dc:date>2019-05-16T17:31:45.235193354</dc:date>
    <meta:generator>LibreOffice/6.0.7.3$Linux_X86_64 LibreOffice_project/00m0$Build-3</meta:generator>
    <meta:editing-duration>PT3M34S</meta:editing-duration>
    <meta:editing-cycles>2</meta:editing-cycles>
    <meta:document-statistic meta:table-count="1" meta:cell-count="39" meta:object-count="0"/>
    <meta:user-defined meta:name="AppVersion">15.0300</meta:user-defined>
    <meta:user-defined meta:name="Company">Forschungszentrum Jüli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